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3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4.log" table:style-name="ta1">
        <table:shapes>
          <draw:frame draw:z-index="0" draw:style-name="gr1" draw:text-style-name="P1" svg:width="159.99mm" svg:height="89.99mm" svg:x="76.55mm" svg:y="1mm">
            <loext:p draw:notify-on-update-of-ranges="'cameraslog_4.log'.A2:'cameraslog_4.log'.A1001 'cameraslog_4.log'.B1:'cameraslog_4.log'.B1 'cameraslog_4.log'.B2:'cameraslog_4.log'.B1001 'cameraslog_4.log'.A2:'cameraslog_4.log'.A1001 'cameraslog_4.log'.C1:'cameraslog_4.log'.C1 'cameraslog_4.log'.C2:'cameraslog_4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90207" calcext:value-type="float">
            <text:p>6,5902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99916" calcext:value-type="float">
            <text:p>5,999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095068" calcext:value-type="float">
            <text:p>6,0950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974844" calcext:value-type="float">
            <text:p>5,9748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623512" calcext:value-type="float">
            <text:p>5,6235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83743" calcext:value-type="float">
            <text:p>5,5837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83743" calcext:value-type="float">
            <text:p>5,5837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99832" calcext:value-type="float">
            <text:p>5,5998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99832" calcext:value-type="float">
            <text:p>5,5998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711356" calcext:value-type="float">
            <text:p>5,7113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055142" calcext:value-type="float">
            <text:p>6,0551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255229" calcext:value-type="float">
            <text:p>6,2552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255229" calcext:value-type="float">
            <text:p>6,2552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863229" calcext:value-type="float">
            <text:p>5,8632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735587" calcext:value-type="float">
            <text:p>5,7355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52769" calcext:value-type="float">
            <text:p>5,527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447625" calcext:value-type="float">
            <text:p>5,4476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439612" calcext:value-type="float">
            <text:p>5,4396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391586" calcext:value-type="float">
            <text:p>5,3915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207605" calcext:value-type="float">
            <text:p>5,2076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207605" calcext:value-type="float">
            <text:p>5,2076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375645" calcext:value-type="float">
            <text:p>5,3756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655405" calcext:value-type="float">
            <text:p>5,6554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655405" calcext:value-type="float">
            <text:p>5,6554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047361" calcext:value-type="float">
            <text:p>5,0473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919767" calcext:value-type="float">
            <text:p>4,9197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991674" calcext:value-type="float">
            <text:p>4,9916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94389" calcext:value-type="float">
            <text:p>4,943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831896" calcext:value-type="float">
            <text:p>4,8318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919895" calcext:value-type="float">
            <text:p>4,9198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215964" calcext:value-type="float">
            <text:p>5,2159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087991" calcext:value-type="float">
            <text:p>4,0879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287999" calcext:value-type="float">
            <text:p>4,287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287999" calcext:value-type="float">
            <text:p>4,287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279999" calcext:value-type="float">
            <text:p>4,279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439999" calcext:value-type="float">
            <text:p>4,4399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231992" calcext:value-type="float">
            <text:p>4,2319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32792" calcext:value-type="float">
            <text:p>4,327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52772" calcext:value-type="float">
            <text:p>4,527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703744" calcext:value-type="float">
            <text:p>4,7037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743697" calcext:value-type="float">
            <text:p>4,7436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935705" calcext:value-type="float">
            <text:p>4,9357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13572" calcext:value-type="float">
            <text:p>5,135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855784" calcext:value-type="float">
            <text:p>4,8557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743736" calcext:value-type="float">
            <text:p>4,7437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415808" calcext:value-type="float">
            <text:p>4,415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359799" calcext:value-type="float">
            <text:p>4,3597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2558" calcext:value-type="float">
            <text:p>4,25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487768" calcext:value-type="float">
            <text:p>4,4877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19744" calcext:value-type="float">
            <text:p>4,5197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503784" calcext:value-type="float">
            <text:p>4,5037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319935" calcext:value-type="float">
            <text:p>4,3199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327935" calcext:value-type="float">
            <text:p>4,3279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367743" calcext:value-type="float">
            <text:p>4,3677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191712" calcext:value-type="float">
            <text:p>4,1917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335767" calcext:value-type="float">
            <text:p>4,3357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335943" calcext:value-type="float">
            <text:p>4,3359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335943" calcext:value-type="float">
            <text:p>4,3359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391942" calcext:value-type="float">
            <text:p>4,3919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159951" calcext:value-type="float">
            <text:p>4,1599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159951" calcext:value-type="float">
            <text:p>4,1599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.311943" calcext:value-type="float">
            <text:p>4,3119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423672" calcext:value-type="float">
            <text:p>4,4236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623648" calcext:value-type="float">
            <text:p>4,6236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327744" calcext:value-type="float">
            <text:p>4,3277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327744" calcext:value-type="float">
            <text:p>4,3277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319752" calcext:value-type="float">
            <text:p>4,3197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335846" calcext:value-type="float">
            <text:p>4,3358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335846" calcext:value-type="float">
            <text:p>4,3358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567798" calcext:value-type="float">
            <text:p>4,5677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567798" calcext:value-type="float">
            <text:p>4,5677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567798" calcext:value-type="float">
            <text:p>4,5677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255847" calcext:value-type="float">
            <text:p>4,2558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343974" calcext:value-type="float">
            <text:p>4,3439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343974" calcext:value-type="float">
            <text:p>4,3439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167974" calcext:value-type="float">
            <text:p>4,1679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247999" calcext:value-type="float">
            <text:p>4,247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223984" calcext:value-type="float">
            <text:p>4,2239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463968" calcext:value-type="float">
            <text:p>4,4639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463968" calcext:value-type="float">
            <text:p>4,4639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639984" calcext:value-type="float">
            <text:p>4,6399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831978" calcext:value-type="float">
            <text:p>4,8319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863978" calcext:value-type="float">
            <text:p>4,8639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87197" calcext:value-type="float">
            <text:p>4,871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887977" calcext:value-type="float">
            <text:p>4,8879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943979" calcext:value-type="float">
            <text:p>4,9439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119996" calcext:value-type="float">
            <text:p>5,1199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119996" calcext:value-type="float">
            <text:p>5,1199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047999" calcext:value-type="float">
            <text:p>5,0479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047999" calcext:value-type="float">
            <text:p>5,0479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071991" calcext:value-type="float">
            <text:p>5,0719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071991" calcext:value-type="float">
            <text:p>5,0719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071991" calcext:value-type="float">
            <text:p>5,0719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263792" calcext:value-type="float">
            <text:p>5,2637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223808" calcext:value-type="float">
            <text:p>5,2238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495744" calcext:value-type="float">
            <text:p>5,4957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495744" calcext:value-type="float">
            <text:p>5,4957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407711" calcext:value-type="float">
            <text:p>5,4077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31976" calcext:value-type="float">
            <text:p>5,319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4878" calcext:value-type="float">
            <text:p>5,487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759775" calcext:value-type="float">
            <text:p>5,7597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535775" calcext:value-type="float">
            <text:p>5,5357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311791" calcext:value-type="float">
            <text:p>5,3117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143767" calcext:value-type="float">
            <text:p>5,1437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143767" calcext:value-type="float">
            <text:p>5,1437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199782" calcext:value-type="float">
            <text:p>5,1997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239805" calcext:value-type="float">
            <text:p>5,2398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375759" calcext:value-type="float">
            <text:p>5,3757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375759" calcext:value-type="float">
            <text:p>5,3757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135822" calcext:value-type="float">
            <text:p>5,1358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199919" calcext:value-type="float">
            <text:p>5,1999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071886" calcext:value-type="float">
            <text:p>5,0718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071886" calcext:value-type="float">
            <text:p>5,0718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071894" calcext:value-type="float">
            <text:p>5,0718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031926" calcext:value-type="float">
            <text:p>5,0319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031926" calcext:value-type="float">
            <text:p>5,0319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071831" calcext:value-type="float">
            <text:p>5,0718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991895" calcext:value-type="float">
            <text:p>4,9918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791911" calcext:value-type="float">
            <text:p>4,7919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87987" calcext:value-type="float">
            <text:p>4,879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007837" calcext:value-type="float">
            <text:p>5,0078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007837" calcext:value-type="float">
            <text:p>5,0078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.039863" calcext:value-type="float">
            <text:p>5,0398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.039863" calcext:value-type="float">
            <text:p>5,0398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895878" calcext:value-type="float">
            <text:p>4,8958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751974" calcext:value-type="float">
            <text:p>4,7519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77595" calcext:value-type="float">
            <text:p>4,775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719815" calcext:value-type="float">
            <text:p>4,7198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671878" calcext:value-type="float">
            <text:p>4,671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671878" calcext:value-type="float">
            <text:p>4,671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671878" calcext:value-type="float">
            <text:p>4,671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599911" calcext:value-type="float">
            <text:p>4,5999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599911" calcext:value-type="float">
            <text:p>4,5999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599911" calcext:value-type="float">
            <text:p>4,5999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599911" calcext:value-type="float">
            <text:p>4,5999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775998" calcext:value-type="float">
            <text:p>4,7759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591997" calcext:value-type="float">
            <text:p>4,5919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671996" calcext:value-type="float">
            <text:p>4,6719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847997" calcext:value-type="float">
            <text:p>4,8479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53599" calcext:value-type="float">
            <text:p>4,535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53599" calcext:value-type="float">
            <text:p>4,535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279999" calcext:value-type="float">
            <text:p>4,279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279999" calcext:value-type="float">
            <text:p>4,279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279999" calcext:value-type="float">
            <text:p>4,279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279999" calcext:value-type="float">
            <text:p>4,279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279999" calcext:value-type="float">
            <text:p>4,279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279999" calcext:value-type="float">
            <text:p>4,279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279999" calcext:value-type="float">
            <text:p>4,279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255996" calcext:value-type="float">
            <text:p>4,2559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575811" calcext:value-type="float">
            <text:p>4,5758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575811" calcext:value-type="float">
            <text:p>4,5758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287996" calcext:value-type="float">
            <text:p>4,2879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287996" calcext:value-type="float">
            <text:p>4,2879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.287996" calcext:value-type="float">
            <text:p>4,2879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287996" calcext:value-type="float">
            <text:p>4,2879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.287996" calcext:value-type="float">
            <text:p>4,2879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.287996" calcext:value-type="float">
            <text:p>4,2879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.287996" calcext:value-type="float">
            <text:p>4,2879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.287996" calcext:value-type="float">
            <text:p>4,2879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287996" calcext:value-type="float">
            <text:p>4,2879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.519996" calcext:value-type="float">
            <text:p>4,5199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679996" calcext:value-type="float">
            <text:p>4,6799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679996" calcext:value-type="float">
            <text:p>4,6799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.735956" calcext:value-type="float">
            <text:p>4,7359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.631963" calcext:value-type="float">
            <text:p>4,6319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.543959" calcext:value-type="float">
            <text:p>4,5439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.351959" calcext:value-type="float">
            <text:p>4,3519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.351959" calcext:value-type="float">
            <text:p>4,3519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.623958" calcext:value-type="float">
            <text:p>4,6239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399966" calcext:value-type="float">
            <text:p>4,3999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.399966" calcext:value-type="float">
            <text:p>4,3999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.247942" calcext:value-type="float">
            <text:p>4,2479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.199966" calcext:value-type="float">
            <text:p>4,1999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.199966" calcext:value-type="float">
            <text:p>4,1999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.199966" calcext:value-type="float">
            <text:p>4,1999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.183966" calcext:value-type="float">
            <text:p>4,1839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.183966" calcext:value-type="float">
            <text:p>4,1839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183966" calcext:value-type="float">
            <text:p>4,1839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.063973" calcext:value-type="float">
            <text:p>4,0639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063973" calcext:value-type="float">
            <text:p>4,0639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.063973" calcext:value-type="float">
            <text:p>4,0639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839965" calcext:value-type="float">
            <text:p>3,8399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799919" calcext:value-type="float">
            <text:p>3,7999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815926" calcext:value-type="float">
            <text:p>3,8159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879878" calcext:value-type="float">
            <text:p>3,8798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879878" calcext:value-type="float">
            <text:p>3,8798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879878" calcext:value-type="float">
            <text:p>3,8798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879878" calcext:value-type="float">
            <text:p>3,8798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639855" calcext:value-type="float">
            <text:p>3,6398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639855" calcext:value-type="float">
            <text:p>3,6398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639855" calcext:value-type="float">
            <text:p>3,6398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639855" calcext:value-type="float">
            <text:p>3,6398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639855" calcext:value-type="float">
            <text:p>3,6398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583885" calcext:value-type="float">
            <text:p>3,5838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583885" calcext:value-type="float">
            <text:p>3,5838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583885" calcext:value-type="float">
            <text:p>3,5838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583853" calcext:value-type="float">
            <text:p>3,5838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583853" calcext:value-type="float">
            <text:p>3,5838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319909" calcext:value-type="float">
            <text:p>3,3199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319909" calcext:value-type="float">
            <text:p>3,3199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319909" calcext:value-type="float">
            <text:p>3,3199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503831" calcext:value-type="float">
            <text:p>3,5038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503831" calcext:value-type="float">
            <text:p>3,5038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503831" calcext:value-type="float">
            <text:p>3,5038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543694" calcext:value-type="float">
            <text:p>3,5436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671543" calcext:value-type="float">
            <text:p>3,6715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703671" calcext:value-type="float">
            <text:p>3,7036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823543" calcext:value-type="float">
            <text:p>3,8235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823543" calcext:value-type="float">
            <text:p>3,8235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903687" calcext:value-type="float">
            <text:p>3,9036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903687" calcext:value-type="float">
            <text:p>3,9036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903687" calcext:value-type="float">
            <text:p>3,9036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.015727" calcext:value-type="float">
            <text:p>4,0157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951592" calcext:value-type="float">
            <text:p>3,9515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951592" calcext:value-type="float">
            <text:p>3,9515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103296" calcext:value-type="float">
            <text:p>4,1032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.103296" calcext:value-type="float">
            <text:p>4,1032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103296" calcext:value-type="float">
            <text:p>4,1032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.103296" calcext:value-type="float">
            <text:p>4,1032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.103296" calcext:value-type="float">
            <text:p>4,1032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.103296" calcext:value-type="float">
            <text:p>4,1032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.103296" calcext:value-type="float">
            <text:p>4,1032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103296" calcext:value-type="float">
            <text:p>4,1032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.103296" calcext:value-type="float">
            <text:p>4,1032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103296" calcext:value-type="float">
            <text:p>4,1032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103296" calcext:value-type="float">
            <text:p>4,1032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103296" calcext:value-type="float">
            <text:p>4,1032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.839719" calcext:value-type="float">
            <text:p>3,8397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839719" calcext:value-type="float">
            <text:p>3,8397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839719" calcext:value-type="float">
            <text:p>3,8397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.79163" calcext:value-type="float">
            <text:p>3,791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79163" calcext:value-type="float">
            <text:p>3,791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.80779" calcext:value-type="float">
            <text:p>3,807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503854" calcext:value-type="float">
            <text:p>3,5038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503854" calcext:value-type="float">
            <text:p>3,5038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503854" calcext:value-type="float">
            <text:p>3,5038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503854" calcext:value-type="float">
            <text:p>3,5038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503854" calcext:value-type="float">
            <text:p>3,5038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431766" calcext:value-type="float">
            <text:p>3,4317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639782" calcext:value-type="float">
            <text:p>3,6397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639782" calcext:value-type="float">
            <text:p>3,6397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719713" calcext:value-type="float">
            <text:p>3,719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871745" calcext:value-type="float">
            <text:p>3,8717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871745" calcext:value-type="float">
            <text:p>3,8717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8478" calcext:value-type="float">
            <text:p>3,84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8478" calcext:value-type="float">
            <text:p>3,84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.8478" calcext:value-type="float">
            <text:p>3,84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607824" calcext:value-type="float">
            <text:p>3,607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.607824" calcext:value-type="float">
            <text:p>3,607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607824" calcext:value-type="float">
            <text:p>3,607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607824" calcext:value-type="float">
            <text:p>3,607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.607824" calcext:value-type="float">
            <text:p>3,607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.607824" calcext:value-type="float">
            <text:p>3,607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.607824" calcext:value-type="float">
            <text:p>3,607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647976" calcext:value-type="float">
            <text:p>3,6479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647976" calcext:value-type="float">
            <text:p>3,6479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647976" calcext:value-type="float">
            <text:p>3,6479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647976" calcext:value-type="float">
            <text:p>3,6479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647976" calcext:value-type="float">
            <text:p>3,6479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647976" calcext:value-type="float">
            <text:p>3,6479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647976" calcext:value-type="float">
            <text:p>3,6479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647976" calcext:value-type="float">
            <text:p>3,6479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647976" calcext:value-type="float">
            <text:p>3,6479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.647976" calcext:value-type="float">
            <text:p>3,6479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647976" calcext:value-type="float">
            <text:p>3,6479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463944" calcext:value-type="float">
            <text:p>3,4639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.463944" calcext:value-type="float">
            <text:p>3,4639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463944" calcext:value-type="float">
            <text:p>3,4639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463944" calcext:value-type="float">
            <text:p>3,4639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463944" calcext:value-type="float">
            <text:p>3,4639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.463944" calcext:value-type="float">
            <text:p>3,4639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.463944" calcext:value-type="float">
            <text:p>3,4639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463944" calcext:value-type="float">
            <text:p>3,4639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535912" calcext:value-type="float">
            <text:p>3,5359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535912" calcext:value-type="float">
            <text:p>3,5359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535912" calcext:value-type="float">
            <text:p>3,5359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479745" calcext:value-type="float">
            <text:p>3,4797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.479745" calcext:value-type="float">
            <text:p>3,4797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639777" calcext:value-type="float">
            <text:p>3,6397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463816" calcext:value-type="float">
            <text:p>3,4638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.463816" calcext:value-type="float">
            <text:p>3,4638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463816" calcext:value-type="float">
            <text:p>3,4638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287752" calcext:value-type="float">
            <text:p>3,2877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.039808" calcext:value-type="float">
            <text:p>3,039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039808" calcext:value-type="float">
            <text:p>3,039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039808" calcext:value-type="float">
            <text:p>3,039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.039808" calcext:value-type="float">
            <text:p>3,039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039808" calcext:value-type="float">
            <text:p>3,039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039808" calcext:value-type="float">
            <text:p>3,039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039808" calcext:value-type="float">
            <text:p>3,039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.039808" calcext:value-type="float">
            <text:p>3,039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039808" calcext:value-type="float">
            <text:p>3,039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032" calcext:value-type="float">
            <text:p>3,0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032" calcext:value-type="float">
            <text:p>3,0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032" calcext:value-type="float">
            <text:p>3,0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.032" calcext:value-type="float">
            <text:p>3,0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.032" calcext:value-type="float">
            <text:p>3,0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032" calcext:value-type="float">
            <text:p>3,0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032" calcext:value-type="float">
            <text:p>3,0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032" calcext:value-type="float">
            <text:p>3,0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032" calcext:value-type="float">
            <text:p>3,0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032" calcext:value-type="float">
            <text:p>3,0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032" calcext:value-type="float">
            <text:p>3,0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.032" calcext:value-type="float">
            <text:p>3,0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032" calcext:value-type="float">
            <text:p>3,0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.032" calcext:value-type="float">
            <text:p>3,0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.032" calcext:value-type="float">
            <text:p>3,0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.032" calcext:value-type="float">
            <text:p>3,0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032" calcext:value-type="float">
            <text:p>3,0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039999" calcext:value-type="float">
            <text:p>3,0399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.839999" calcext:value-type="float">
            <text:p>2,839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.839999" calcext:value-type="float">
            <text:p>2,839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.839999" calcext:value-type="float">
            <text:p>2,839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.031816" calcext:value-type="float">
            <text:p>3,0318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.031816" calcext:value-type="float">
            <text:p>3,0318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.031816" calcext:value-type="float">
            <text:p>3,0318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.031816" calcext:value-type="float">
            <text:p>3,0318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.031816" calcext:value-type="float">
            <text:p>3,0318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.15988" calcext:value-type="float">
            <text:p>3,159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.15988" calcext:value-type="float">
            <text:p>3,159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.15988" calcext:value-type="float">
            <text:p>3,159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.15988" calcext:value-type="float">
            <text:p>3,159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.15988" calcext:value-type="float">
            <text:p>3,159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.15988" calcext:value-type="float">
            <text:p>3,159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095847" calcext:value-type="float">
            <text:p>3,0958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.095847" calcext:value-type="float">
            <text:p>3,0958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.215879" calcext:value-type="float">
            <text:p>3,215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.199903" calcext:value-type="float">
            <text:p>3,1999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.199903" calcext:value-type="float">
            <text:p>3,1999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.199903" calcext:value-type="float">
            <text:p>3,1999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167927" calcext:value-type="float">
            <text:p>3,1679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.167927" calcext:value-type="float">
            <text:p>3,1679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.167927" calcext:value-type="float">
            <text:p>3,1679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.167927" calcext:value-type="float">
            <text:p>3,1679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.167927" calcext:value-type="float">
            <text:p>3,1679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.167927" calcext:value-type="float">
            <text:p>3,1679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.367927" calcext:value-type="float">
            <text:p>3,3679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.367927" calcext:value-type="float">
            <text:p>3,3679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.367927" calcext:value-type="float">
            <text:p>3,3679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.367927" calcext:value-type="float">
            <text:p>3,3679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367927" calcext:value-type="float">
            <text:p>3,3679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.367927" calcext:value-type="float">
            <text:p>3,3679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.367927" calcext:value-type="float">
            <text:p>3,3679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.367927" calcext:value-type="float">
            <text:p>3,3679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.367927" calcext:value-type="float">
            <text:p>3,3679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.367927" calcext:value-type="float">
            <text:p>3,3679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.367927" calcext:value-type="float">
            <text:p>3,3679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.135927" calcext:value-type="float">
            <text:p>3,1359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.135927" calcext:value-type="float">
            <text:p>3,1359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.023895" calcext:value-type="float">
            <text:p>3,0238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023895" calcext:value-type="float">
            <text:p>3,0238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.111896" calcext:value-type="float">
            <text:p>3,1118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935865" calcext:value-type="float">
            <text:p>2,9358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935865" calcext:value-type="float">
            <text:p>2,9358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.727888" calcext:value-type="float">
            <text:p>2,7278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727888" calcext:value-type="float">
            <text:p>2,7278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727888" calcext:value-type="float">
            <text:p>2,7278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.727888" calcext:value-type="float">
            <text:p>2,7278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727888" calcext:value-type="float">
            <text:p>2,7278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727888" calcext:value-type="float">
            <text:p>2,7278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727888" calcext:value-type="float">
            <text:p>2,7278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727888" calcext:value-type="float">
            <text:p>2,7278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727888" calcext:value-type="float">
            <text:p>2,7278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727888" calcext:value-type="float">
            <text:p>2,7278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832" calcext:value-type="float">
            <text:p>2,8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832" calcext:value-type="float">
            <text:p>2,8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.832" calcext:value-type="float">
            <text:p>2,8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.832" calcext:value-type="float">
            <text:p>2,8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832" calcext:value-type="float">
            <text:p>2,8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.832" calcext:value-type="float">
            <text:p>2,8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832" calcext:value-type="float">
            <text:p>2,8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832" calcext:value-type="float">
            <text:p>2,8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832" calcext:value-type="float">
            <text:p>2,8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832" calcext:value-type="float">
            <text:p>2,8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832" calcext:value-type="float">
            <text:p>2,8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903999" calcext:value-type="float">
            <text:p>2,903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.903999" calcext:value-type="float">
            <text:p>2,903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903999" calcext:value-type="float">
            <text:p>2,903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903999" calcext:value-type="float">
            <text:p>2,903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903999" calcext:value-type="float">
            <text:p>2,903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903999" calcext:value-type="float">
            <text:p>2,903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.903999" calcext:value-type="float">
            <text:p>2,903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.727951" calcext:value-type="float">
            <text:p>2,7279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799979" calcext:value-type="float">
            <text:p>2,7999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799979" calcext:value-type="float">
            <text:p>2,7999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799979" calcext:value-type="float">
            <text:p>2,7999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943964" calcext:value-type="float">
            <text:p>2,9439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.943964" calcext:value-type="float">
            <text:p>2,9439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943964" calcext:value-type="float">
            <text:p>2,9439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943964" calcext:value-type="float">
            <text:p>2,9439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943964" calcext:value-type="float">
            <text:p>2,9439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943964" calcext:value-type="float">
            <text:p>2,9439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943964" calcext:value-type="float">
            <text:p>2,9439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943964" calcext:value-type="float">
            <text:p>2,9439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.055986" calcext:value-type="float">
            <text:p>3,0559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.071653" calcext:value-type="float">
            <text:p>3,0716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.071653" calcext:value-type="float">
            <text:p>3,0716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.071653" calcext:value-type="float">
            <text:p>3,0716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.071653" calcext:value-type="float">
            <text:p>3,0716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.93562" calcext:value-type="float">
            <text:p>2,935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93562" calcext:value-type="float">
            <text:p>2,935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93562" calcext:value-type="float">
            <text:p>2,935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93562" calcext:value-type="float">
            <text:p>2,935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.93562" calcext:value-type="float">
            <text:p>2,935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93562" calcext:value-type="float">
            <text:p>2,935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967565" calcext:value-type="float">
            <text:p>2,9675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.967565" calcext:value-type="float">
            <text:p>2,9675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967565" calcext:value-type="float">
            <text:p>2,9675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967565" calcext:value-type="float">
            <text:p>2,9675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.967565" calcext:value-type="float">
            <text:p>2,9675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967565" calcext:value-type="float">
            <text:p>2,9675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967565" calcext:value-type="float">
            <text:p>2,9675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967565" calcext:value-type="float">
            <text:p>2,9675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919616" calcext:value-type="float">
            <text:p>2,9196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.88787" calcext:value-type="float">
            <text:p>2,887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88787" calcext:value-type="float">
            <text:p>2,887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.88787" calcext:value-type="float">
            <text:p>2,887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88787" calcext:value-type="float">
            <text:p>2,887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88787" calcext:value-type="float">
            <text:p>2,887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88787" calcext:value-type="float">
            <text:p>2,887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88787" calcext:value-type="float">
            <text:p>2,887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.88787" calcext:value-type="float">
            <text:p>2,887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.88787" calcext:value-type="float">
            <text:p>2,887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.88787" calcext:value-type="float">
            <text:p>2,887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.727862" calcext:value-type="float">
            <text:p>2,7278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799864" calcext:value-type="float">
            <text:p>2,799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.799864" calcext:value-type="float">
            <text:p>2,799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799864" calcext:value-type="float">
            <text:p>2,799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799864" calcext:value-type="float">
            <text:p>2,799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.799864" calcext:value-type="float">
            <text:p>2,799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671886" calcext:value-type="float">
            <text:p>2,6718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.671886" calcext:value-type="float">
            <text:p>2,6718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.671886" calcext:value-type="float">
            <text:p>2,6718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.671886" calcext:value-type="float">
            <text:p>2,6718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.671886" calcext:value-type="float">
            <text:p>2,6718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.671886" calcext:value-type="float">
            <text:p>2,6718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.671886" calcext:value-type="float">
            <text:p>2,6718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671886" calcext:value-type="float">
            <text:p>2,6718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.671886" calcext:value-type="float">
            <text:p>2,6718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.671886" calcext:value-type="float">
            <text:p>2,6718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671886" calcext:value-type="float">
            <text:p>2,6718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.671886" calcext:value-type="float">
            <text:p>2,6718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.671886" calcext:value-type="float">
            <text:p>2,6718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.671886" calcext:value-type="float">
            <text:p>2,6718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.671886" calcext:value-type="float">
            <text:p>2,6718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.439902" calcext:value-type="float">
            <text:p>2,439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423871" calcext:value-type="float">
            <text:p>2,423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.423871" calcext:value-type="float">
            <text:p>2,423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.423871" calcext:value-type="float">
            <text:p>2,423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.423871" calcext:value-type="float">
            <text:p>2,423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.423871" calcext:value-type="float">
            <text:p>2,423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.423871" calcext:value-type="float">
            <text:p>2,423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423871" calcext:value-type="float">
            <text:p>2,423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.423871" calcext:value-type="float">
            <text:p>2,423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.375935" calcext:value-type="float">
            <text:p>2,375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.399871" calcext:value-type="float">
            <text:p>2,399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.495944" calcext:value-type="float">
            <text:p>2,4959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.495944" calcext:value-type="float">
            <text:p>2,4959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.495944" calcext:value-type="float">
            <text:p>2,4959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.335896" calcext:value-type="float">
            <text:p>2,3358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.319888" calcext:value-type="float">
            <text:p>2,319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215871" calcext:value-type="float">
            <text:p>2,215871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51:44.72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51:50.158000000</dc:date>
    <meta:editing-duration>PT1M18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4.log'.A2:'cameraslog_4.log'.C1001 'cameraslog_4.log'.B1:'cameraslog_4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4.log'.B2:'cameraslog_4.log'.B1001" chart:label-cell-address="'cameraslog_4.log'.B1:'cameraslog_4.log'.B1" chart:class="chart:scatter">
            <chart:domain table:cell-range-address="'cameraslog_4.log'.A2:'cameraslog_4.log'.A1001"/>
            <chart:data-point chart:repeated="1000"/>
          </chart:series>
          <chart:series chart:style-name="ch8" chart:values-cell-range-address="'cameraslog_4.log'.C2:'cameraslog_4.log'.C1001" chart:label-cell-address="'cameraslog_4.log'.C1:'cameraslog_4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4.log'.B1:'cameraslog_4.log'.B1</svg:desc>
                </draw:g>
              </table:table-cell>
              <table:table-cell office:value-type="string">
                <text:p>number of cameras</text:p>
                <draw:g>
                  <svg:desc>'cameraslog_4.log'.C1:'cameraslog_4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4.log'.A2:'cameraslog_4.log'.A1001</svg:desc>
                </draw:g>
              </table:table-cell>
              <table:table-cell office:value-type="float" office:value="6.590207">
                <text:p>6.590207</text:p>
                <draw:g>
                  <svg:desc>'cameraslog_4.log'.B2:'cameraslog_4.log'.B1001</svg:desc>
                </draw:g>
              </table:table-cell>
              <table:table-cell office:value-type="float" office:value="7">
                <text:p>7</text:p>
                <draw:g>
                  <svg:desc>'cameraslog_4.log'.C2:'cameraslog_4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99916">
                <text:p>5.999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095068">
                <text:p>6.0950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974844">
                <text:p>5.9748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623512">
                <text:p>5.6235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83743">
                <text:p>5.5837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83743">
                <text:p>5.5837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599832">
                <text:p>5.5998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599832">
                <text:p>5.5998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711356">
                <text:p>5.7113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055142">
                <text:p>6.0551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255229">
                <text:p>6.2552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.255229">
                <text:p>6.2552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863229">
                <text:p>5.8632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735587">
                <text:p>5.7355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52769">
                <text:p>5.527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447625">
                <text:p>5.4476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439612">
                <text:p>5.4396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391586">
                <text:p>5.3915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207605">
                <text:p>5.2076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207605">
                <text:p>5.2076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375645">
                <text:p>5.3756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655405">
                <text:p>5.6554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655405">
                <text:p>5.6554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047361">
                <text:p>5.0473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.919767">
                <text:p>4.9197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991674">
                <text:p>4.9916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94389">
                <text:p>4.943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.831896">
                <text:p>4.8318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919895">
                <text:p>4.9198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215964">
                <text:p>5.2159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087991">
                <text:p>4.0879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.287999">
                <text:p>4.287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287999">
                <text:p>4.287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.279999">
                <text:p>4.279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439999">
                <text:p>4.4399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231992">
                <text:p>4.2319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32792">
                <text:p>4.327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52772">
                <text:p>4.52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703744">
                <text:p>4.7037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.743697">
                <text:p>4.7436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935705">
                <text:p>4.9357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.13572">
                <text:p>5.135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.855784">
                <text:p>4.8557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743736">
                <text:p>4.7437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.415808">
                <text:p>4.4158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.359799">
                <text:p>4.3597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2558">
                <text:p>4.25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.487768">
                <text:p>4.4877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519744">
                <text:p>4.5197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.503784">
                <text:p>4.5037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.319935">
                <text:p>4.3199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.327935">
                <text:p>4.3279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.367743">
                <text:p>4.3677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.191712">
                <text:p>4.191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.335767">
                <text:p>4.3357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.335943">
                <text:p>4.3359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.335943">
                <text:p>4.3359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.391942">
                <text:p>4.3919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.159951">
                <text:p>4.1599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.159951">
                <text:p>4.1599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.311943">
                <text:p>4.3119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.423672">
                <text:p>4.4236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.623648">
                <text:p>4.6236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.327744">
                <text:p>4.3277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.327744">
                <text:p>4.3277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.319752">
                <text:p>4.3197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.335846">
                <text:p>4.3358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.335846">
                <text:p>4.3358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.567798">
                <text:p>4.5677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.567798">
                <text:p>4.5677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.567798">
                <text:p>4.5677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.255847">
                <text:p>4.2558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.343974">
                <text:p>4.3439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.343974">
                <text:p>4.3439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.167974">
                <text:p>4.1679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.247999">
                <text:p>4.247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.223984">
                <text:p>4.2239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.463968">
                <text:p>4.4639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.463968">
                <text:p>4.4639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.639984">
                <text:p>4.6399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.831978">
                <text:p>4.8319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.863978">
                <text:p>4.8639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.87197">
                <text:p>4.871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.887977">
                <text:p>4.8879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.943979">
                <text:p>4.9439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.119996">
                <text:p>5.1199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.119996">
                <text:p>5.1199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.047999">
                <text:p>5.0479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.047999">
                <text:p>5.0479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.071991">
                <text:p>5.0719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.071991">
                <text:p>5.0719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.071991">
                <text:p>5.0719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.263792">
                <text:p>5.2637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.223808">
                <text:p>5.2238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.495744">
                <text:p>5.4957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.495744">
                <text:p>5.4957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.407711">
                <text:p>5.4077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.31976">
                <text:p>5.319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.4878">
                <text:p>5.48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5.759775">
                <text:p>5.7597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.535775">
                <text:p>5.5357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5.311791">
                <text:p>5.3117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.143767">
                <text:p>5.1437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5.143767">
                <text:p>5.1437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5.199782">
                <text:p>5.1997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5.239805">
                <text:p>5.2398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5.375759">
                <text:p>5.3757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5.375759">
                <text:p>5.3757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.135822">
                <text:p>5.1358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.199919">
                <text:p>5.1999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5.071886">
                <text:p>5.0718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.071886">
                <text:p>5.0718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.071894">
                <text:p>5.0718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5.031926">
                <text:p>5.0319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.031926">
                <text:p>5.0319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.071831">
                <text:p>5.0718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4.991895">
                <text:p>4.9918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4.791911">
                <text:p>4.7919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.87987">
                <text:p>4.879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.007837">
                <text:p>5.0078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.007837">
                <text:p>5.0078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.039863">
                <text:p>5.0398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.039863">
                <text:p>5.0398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4.895878">
                <text:p>4.8958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.751974">
                <text:p>4.7519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4.77595">
                <text:p>4.775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.719815">
                <text:p>4.7198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.671878">
                <text:p>4.6718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.671878">
                <text:p>4.6718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.671878">
                <text:p>4.6718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.599911">
                <text:p>4.5999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4.599911">
                <text:p>4.5999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4.599911">
                <text:p>4.5999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.599911">
                <text:p>4.5999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.775998">
                <text:p>4.7759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.591997">
                <text:p>4.5919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.671996">
                <text:p>4.6719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4.847997">
                <text:p>4.8479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.53599">
                <text:p>4.535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4.53599">
                <text:p>4.535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.279999">
                <text:p>4.279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.279999">
                <text:p>4.279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.279999">
                <text:p>4.279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.279999">
                <text:p>4.279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.279999">
                <text:p>4.279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4.279999">
                <text:p>4.279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.279999">
                <text:p>4.279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4.255996">
                <text:p>4.2559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.575811">
                <text:p>4.5758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.575811">
                <text:p>4.5758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4.287996">
                <text:p>4.2879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4.287996">
                <text:p>4.2879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4.287996">
                <text:p>4.2879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4.287996">
                <text:p>4.2879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4.287996">
                <text:p>4.2879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.287996">
                <text:p>4.2879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.287996">
                <text:p>4.2879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4.287996">
                <text:p>4.2879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4.287996">
                <text:p>4.2879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4.519996">
                <text:p>4.5199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4.679996">
                <text:p>4.6799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4.679996">
                <text:p>4.6799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4.735956">
                <text:p>4.7359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4.631963">
                <text:p>4.6319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4.543959">
                <text:p>4.5439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.351959">
                <text:p>4.3519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.351959">
                <text:p>4.3519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.623958">
                <text:p>4.6239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.399966">
                <text:p>4.3999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.399966">
                <text:p>4.3999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.247942">
                <text:p>4.2479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.199966">
                <text:p>4.1999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.199966">
                <text:p>4.1999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.199966">
                <text:p>4.1999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.183966">
                <text:p>4.1839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.183966">
                <text:p>4.1839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.183966">
                <text:p>4.1839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4.063973">
                <text:p>4.0639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.063973">
                <text:p>4.0639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.063973">
                <text:p>4.0639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.839965">
                <text:p>3.8399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.799919">
                <text:p>3.7999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.815926">
                <text:p>3.8159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.879878">
                <text:p>3.8798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.879878">
                <text:p>3.8798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.879878">
                <text:p>3.8798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.879878">
                <text:p>3.8798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.639855">
                <text:p>3.6398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.639855">
                <text:p>3.6398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.639855">
                <text:p>3.6398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.639855">
                <text:p>3.6398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.639855">
                <text:p>3.6398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.583885">
                <text:p>3.5838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.583885">
                <text:p>3.5838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.583885">
                <text:p>3.5838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.583853">
                <text:p>3.5838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.583853">
                <text:p>3.5838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.319909">
                <text:p>3.3199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.319909">
                <text:p>3.3199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.319909">
                <text:p>3.3199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.503831">
                <text:p>3.5038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.503831">
                <text:p>3.5038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.503831">
                <text:p>3.5038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.543694">
                <text:p>3.5436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.671543">
                <text:p>3.6715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.703671">
                <text:p>3.7036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.823543">
                <text:p>3.8235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.823543">
                <text:p>3.8235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.903687">
                <text:p>3.9036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.903687">
                <text:p>3.9036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.903687">
                <text:p>3.9036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.015727">
                <text:p>4.0157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.951592">
                <text:p>3.9515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.951592">
                <text:p>3.9515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.103296">
                <text:p>4.103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4.103296">
                <text:p>4.103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.103296">
                <text:p>4.103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.103296">
                <text:p>4.103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.103296">
                <text:p>4.103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4.103296">
                <text:p>4.103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4.103296">
                <text:p>4.103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.103296">
                <text:p>4.103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.103296">
                <text:p>4.103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.103296">
                <text:p>4.103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.103296">
                <text:p>4.103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.103296">
                <text:p>4.103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.839719">
                <text:p>3.8397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3.839719">
                <text:p>3.8397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.839719">
                <text:p>3.8397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.79163">
                <text:p>3.791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.79163">
                <text:p>3.791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.80779">
                <text:p>3.807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.503854">
                <text:p>3.5038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.503854">
                <text:p>3.5038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3.503854">
                <text:p>3.5038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.503854">
                <text:p>3.5038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.503854">
                <text:p>3.5038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.431766">
                <text:p>3.4317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.639782">
                <text:p>3.6397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3.639782">
                <text:p>3.6397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.719713">
                <text:p>3.719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3.871745">
                <text:p>3.8717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.871745">
                <text:p>3.8717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3.8478">
                <text:p>3.84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3.8478">
                <text:p>3.84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3.8478">
                <text:p>3.84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.607824">
                <text:p>3.607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.607824">
                <text:p>3.607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.607824">
                <text:p>3.607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.607824">
                <text:p>3.607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.607824">
                <text:p>3.607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3.607824">
                <text:p>3.607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3.607824">
                <text:p>3.607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3.647976">
                <text:p>3.6479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.647976">
                <text:p>3.6479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3.647976">
                <text:p>3.6479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3.647976">
                <text:p>3.6479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3.647976">
                <text:p>3.6479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.647976">
                <text:p>3.6479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.647976">
                <text:p>3.6479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3.647976">
                <text:p>3.6479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.647976">
                <text:p>3.6479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3.647976">
                <text:p>3.6479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.647976">
                <text:p>3.6479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3.463944">
                <text:p>3.4639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.463944">
                <text:p>3.4639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.463944">
                <text:p>3.4639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3.463944">
                <text:p>3.4639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.463944">
                <text:p>3.4639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3.463944">
                <text:p>3.4639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3.463944">
                <text:p>3.4639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.463944">
                <text:p>3.4639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.535912">
                <text:p>3.5359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.535912">
                <text:p>3.5359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.535912">
                <text:p>3.5359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3.479745">
                <text:p>3.4797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3.479745">
                <text:p>3.4797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3.639777">
                <text:p>3.6397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.463816">
                <text:p>3.4638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3.463816">
                <text:p>3.4638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3.463816">
                <text:p>3.4638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3.287752">
                <text:p>3.2877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.039808">
                <text:p>3.039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3.039808">
                <text:p>3.039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3.039808">
                <text:p>3.039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3.039808">
                <text:p>3.039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3.039808">
                <text:p>3.039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3.039808">
                <text:p>3.039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.039808">
                <text:p>3.039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.039808">
                <text:p>3.039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3.039808">
                <text:p>3.039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3.032">
                <text:p>3.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3.032">
                <text:p>3.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.032">
                <text:p>3.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.032">
                <text:p>3.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.032">
                <text:p>3.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.032">
                <text:p>3.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.032">
                <text:p>3.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.032">
                <text:p>3.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.032">
                <text:p>3.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.032">
                <text:p>3.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.032">
                <text:p>3.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.032">
                <text:p>3.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.032">
                <text:p>3.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.032">
                <text:p>3.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.032">
                <text:p>3.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.032">
                <text:p>3.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.032">
                <text:p>3.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.039999">
                <text:p>3.0399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.839999">
                <text:p>2.839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.839999">
                <text:p>2.839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.839999">
                <text:p>2.839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.031816">
                <text:p>3.0318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.031816">
                <text:p>3.0318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.031816">
                <text:p>3.0318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.031816">
                <text:p>3.0318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.031816">
                <text:p>3.0318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.15988">
                <text:p>3.15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.15988">
                <text:p>3.15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.15988">
                <text:p>3.15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3.15988">
                <text:p>3.15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3.15988">
                <text:p>3.15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.15988">
                <text:p>3.15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3.095847">
                <text:p>3.0958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.095847">
                <text:p>3.0958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.215879">
                <text:p>3.215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.199903">
                <text:p>3.1999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3.199903">
                <text:p>3.1999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3.199903">
                <text:p>3.1999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.167927">
                <text:p>3.1679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.167927">
                <text:p>3.1679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.167927">
                <text:p>3.1679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3.167927">
                <text:p>3.1679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.167927">
                <text:p>3.1679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3.167927">
                <text:p>3.1679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3.367927">
                <text:p>3.3679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3.367927">
                <text:p>3.3679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.367927">
                <text:p>3.3679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3.367927">
                <text:p>3.3679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.367927">
                <text:p>3.3679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.367927">
                <text:p>3.3679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3.367927">
                <text:p>3.3679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3.367927">
                <text:p>3.3679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.367927">
                <text:p>3.3679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.367927">
                <text:p>3.3679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3.367927">
                <text:p>3.3679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3.135927">
                <text:p>3.1359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3.135927">
                <text:p>3.1359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3.023895">
                <text:p>3.0238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.023895">
                <text:p>3.0238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3.111896">
                <text:p>3.1118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.935865">
                <text:p>2.9358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.935865">
                <text:p>2.9358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.727888">
                <text:p>2.7278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.727888">
                <text:p>2.7278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.727888">
                <text:p>2.7278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.727888">
                <text:p>2.7278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.727888">
                <text:p>2.7278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.727888">
                <text:p>2.7278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.727888">
                <text:p>2.7278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.727888">
                <text:p>2.7278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.727888">
                <text:p>2.7278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727888">
                <text:p>2.7278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.832">
                <text:p>2.8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.832">
                <text:p>2.8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.832">
                <text:p>2.8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.832">
                <text:p>2.8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.832">
                <text:p>2.8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.832">
                <text:p>2.8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.832">
                <text:p>2.8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.832">
                <text:p>2.8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.832">
                <text:p>2.8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.832">
                <text:p>2.8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.832">
                <text:p>2.8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.903999">
                <text:p>2.903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.903999">
                <text:p>2.903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.903999">
                <text:p>2.903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.903999">
                <text:p>2.903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.903999">
                <text:p>2.903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.903999">
                <text:p>2.903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903999">
                <text:p>2.903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727951">
                <text:p>2.7279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799979">
                <text:p>2.7999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799979">
                <text:p>2.7999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799979">
                <text:p>2.7999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943964">
                <text:p>2.9439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943964">
                <text:p>2.9439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943964">
                <text:p>2.9439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.943964">
                <text:p>2.9439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943964">
                <text:p>2.9439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943964">
                <text:p>2.9439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943964">
                <text:p>2.9439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943964">
                <text:p>2.9439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3.055986">
                <text:p>3.0559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.071653">
                <text:p>3.0716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3.071653">
                <text:p>3.0716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3.071653">
                <text:p>3.0716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3.071653">
                <text:p>3.0716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93562">
                <text:p>2.935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93562">
                <text:p>2.935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93562">
                <text:p>2.935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.93562">
                <text:p>2.935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93562">
                <text:p>2.935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93562">
                <text:p>2.935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967565">
                <text:p>2.967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967565">
                <text:p>2.967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967565">
                <text:p>2.967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.967565">
                <text:p>2.967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.967565">
                <text:p>2.967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.967565">
                <text:p>2.967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967565">
                <text:p>2.967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.967565">
                <text:p>2.967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.919616">
                <text:p>2.9196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.88787">
                <text:p>2.887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88787">
                <text:p>2.887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.88787">
                <text:p>2.887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.88787">
                <text:p>2.887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.88787">
                <text:p>2.887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.88787">
                <text:p>2.887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.88787">
                <text:p>2.887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88787">
                <text:p>2.887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.88787">
                <text:p>2.887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.88787">
                <text:p>2.887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.727862">
                <text:p>2.7278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.799864">
                <text:p>2.799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.799864">
                <text:p>2.799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.799864">
                <text:p>2.799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.799864">
                <text:p>2.799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.799864">
                <text:p>2.799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.671886">
                <text:p>2.671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.671886">
                <text:p>2.671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.671886">
                <text:p>2.671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.671886">
                <text:p>2.671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.671886">
                <text:p>2.671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.671886">
                <text:p>2.671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.671886">
                <text:p>2.671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.671886">
                <text:p>2.671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.671886">
                <text:p>2.671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.671886">
                <text:p>2.671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.671886">
                <text:p>2.671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.671886">
                <text:p>2.671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.671886">
                <text:p>2.671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.671886">
                <text:p>2.671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.671886">
                <text:p>2.671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2.439902">
                <text:p>2.439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.423871">
                <text:p>2.423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2.423871">
                <text:p>2.423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2.423871">
                <text:p>2.423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2.423871">
                <text:p>2.423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.423871">
                <text:p>2.423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2.423871">
                <text:p>2.423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2.423871">
                <text:p>2.423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2.423871">
                <text:p>2.423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2.375935">
                <text:p>2.3759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.399871">
                <text:p>2.399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.495944">
                <text:p>2.4959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.495944">
                <text:p>2.4959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.495944">
                <text:p>2.4959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2.335896">
                <text:p>2.335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2.319888">
                <text:p>2.3198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.215871">
                <text:p>2.21587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